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o stretchy="false">ϕ</mo>
        <mo stretchy="false">¨</mo>
      </mover>
      <mrow>
        <mi/>
        <mo stretchy="false">+</mo>
        <mi/>
      </mrow>
      <mfrac>
        <mi>g</mi>
        <mi>l</mi>
      </mfrac>
      <mi/>
      <mfrac>
        <msub>
          <mi>m</mi>
          <mi>s</mi>
        </msub>
        <mi mathvariant="italic">mt</mi>
      </mfrac>
      <mo stretchy="false">ϕ</mo>
      <mrow>
        <mi/>
        <mo stretchy="false">=</mo>
        <mi/>
      </mrow>
      <mn>0</mn>
    </mrow>
    <annotation encoding="StarMath 5.0">ddot %iphi `+` g over l ` m_s over mt %iphi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2T14:00:56.370000000</meta:creation-date>
    <meta:generator>LibreOffice/4.1.4.2$Windows_x86 LibreOffice_project/0a0440ccc0227ad9829de5f46be37cfb6edcf72</meta:generator>
  </office:meta>
</office:document-meta>
</file>